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outline1">
      <style:graphic-properties fo:min-height="10.799cm"/>
    </style:style>
    <style:style style:name="pr6" style:family="presentation" style:parent-style-name="UPF-master-notes">
      <style:graphic-properties draw:fill-color="#ffffff" fo:min-height="13.364cm"/>
    </style:style>
    <style:style style:name="pr7"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8" style:family="presentation" style:parent-style-name="UPF-master-title">
      <style:graphic-properties draw:auto-grow-height="true" fo:min-height="3.18cm"/>
    </style:style>
    <style:style style:name="pr9" style:family="presentation" style:parent-style-name="UPF-master-title">
      <style:graphic-properties fo:min-height="3.18cm"/>
    </style:style>
    <style:style style:name="P1" style:family="paragraph">
      <style:paragraph-properties fo:text-align="center"/>
    </style:style>
    <style:style style:name="P2"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text-align="start" style:font-independent-line-spacing="true"/>
      <style:text-properties fo:font-size="18pt"/>
    </style:style>
    <style:style style:name="P5" style:family="paragraph">
      <style:text-properties fo:font-size="24pt" style:font-size-asian="24pt" style:font-size-complex="24pt"/>
    </style:style>
    <style:style style:name="P6" style:family="paragraph">
      <style:text-properties fo:font-size="20pt" style:font-size-asian="20pt" style:font-size-complex="20pt"/>
    </style:style>
    <style:style style:name="T1" style:family="text">
      <style:text-properties fo:color="#000000" style:text-line-through-style="none" fo:font-family="Georgia" fo:font-size="24pt" fo:letter-spacing="normal" fo:font-style="italic" style:text-underline-style="none" fo:font-weight="bold" style:font-family-asian="'AR PL ShanHeiSun Uni'" style:font-size-asian="24pt" style:font-style-asian="italic" style:font-weight-asian="bold" style:font-family-complex="'AR PL ShanHeiSun Uni'" style:font-size-complex="24pt" style:font-style-complex="italic" style:font-weight-complex="bold"/>
    </style:style>
    <style:style style:name="T2" style:family="text">
      <style:text-properties fo:color="#000000" style:text-line-through-style="none" fo:font-family="Georgia" fo:font-size="24pt" fo:letter-spacing="normal" fo:font-style="normal" style:text-underline-style="none" fo:font-weight="normal" style:font-family-asian="'AR PL ShanHeiSun Uni'" style:font-size-asian="24pt" style:font-style-asian="normal" style:font-weight-asian="normal" style:font-family-complex="'AR PL ShanHeiSun Uni'" style:font-size-complex="24pt" style:font-style-complex="normal" style:font-weight-complex="normal"/>
    </style:style>
    <style:style style:name="T3" style:family="text">
      <style:text-properties fo:color="#000000" style:text-line-through-style="none" fo:font-family="Georgia" fo:font-size="24pt" fo:letter-spacing="normal" fo:font-style="italic" style:text-underline-style="none" fo:font-weight="normal" style:font-family-asian="'AR PL ShanHeiSun Uni'" style:font-size-asian="24pt" style:font-style-asian="italic" style:font-weight-asian="normal" style:font-family-complex="'AR PL ShanHeiSun Uni'" style:font-size-complex="24pt" style:font-style-complex="italic" style:font-weight-complex="normal"/>
    </style:style>
    <style:style style:name="T4" style:family="text">
      <style:text-properties fo:font-size="24pt" style:font-size-asian="24pt" style:font-size-complex="24pt"/>
    </style:style>
    <style:style style:name="T5" style:family="text">
      <style:text-properties fo:font-size="24pt" fo:font-style="italic" style:font-size-asian="24pt" style:font-style-asian="italic" style:font-size-complex="2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draw:frame draw:name="Rectangle 1" presentation:style-name="pr1" draw:text-style-name="P1" draw:layer="layout" svg:width="22.524cm" svg:height="4.714cm" svg:x="1.27cm" svg:y="3.75cm" presentation:class="title" presentation:user-transformed="true">
          <draw:text-box>
            <text:p text:style-name="P1">Introduction to <text:line-break/>Audio Signal Processing for Music Applications</text:p>
          </draw:text-box>
        </draw:frame>
        <draw:custom-shape draw:name="Text Box 2" draw:style-name="gr1" draw:text-style-name="P4" draw:layer="layout" svg:width="15.451cm" svg:height="5.582cm" svg:x="5.715cm" svg:y="11.986cm">
          <text:p text:style-name="P2"><text:span text:style-name="T1">Xavier Serra</text:span><text:span text:style-name="T2"><text:line-break/></text:span><text:span text:style-name="T2">Music Technology Group</text:span></text:p>
          <text:p text:style-name="P3"><text:span text:style-name="T2">Universitat Pompeu Fabra, Barcelona</text:span></text:p>
          <text:p text:style-name="P3"><text:span text:style-name="T3">http://mtg.upf.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Index" draw:style-name="dp1" draw:master-page-name="UPF-master" presentation:presentation-page-layout-name="AL2T11">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4" draw:layer="layout" svg:width="22.855cm" svg:height="12.567cm" svg:x="1.27cm" svg:y="4.458cm" presentation:class="outline" presentation:user-transformed="true">
          <draw:text-box>
            <text:list text:style-name="L3">
              <text:list-item>
                <text:p>What is audio signal processing?</text:p>
              </text:list-item>
              <text:list-item>
                <text:p>Applications areas: storage, level compression, data compression, enhancement, effects and transformations, synthesis, description</text:p>
              </text:list-item>
              <text:list-item>
                <text:p/>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What is audio signal processing?" draw:style-name="dp1" draw:master-page-name="UPF-master" presentation:presentation-page-layout-name="AL2T11">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2.855cm" svg:height="12.567cm" svg:x="1.27cm" svg:y="4.458cm" presentation:class="outline" presentation:user-transformed="true">
          <draw:text-box>
            <text:list text:style-name="L3">
              <text:list-item>
                <text:p>Definition: Intentional alteration of sound. <text:line-break/></text:p>
              </text:list-item>
              <text:list-item>
                <text:p>As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Analog versus digital signals"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nalog versus digital signals</text:p>
          </draw:text-box>
        </draw:frame>
        <draw:frame draw:name="Marcador de contenido 2" presentation:style-name="pr4" draw:layer="layout" svg:width="23.706cm" svg:height="13.85cm" svg:x="0.847cm" svg:y="3.475cm" presentation:class="outline" presentation:user-transformed="true">
          <draw:text-box>
            <text:list text:style-name="L3">
              <text:list-item>
                <text:p>An analog representation is usually electrical; a voltage level represents the air pressure waveform of the sound.<text:line-break/></text:p>
              </text:list-item>
              <text:list-item>
                <text:p>A digital representation expresses the pressure waveform as binary numbers. This permits signal processing using microprocessors and computers. Although such a conversion can be prone to loss, most modern audio systems use this approach as the techniques of digital signal processing are much more powerful and efficient than analog domain signal processing.</text:p>
              </text:list-item>
            </text:list>
            <text:p/>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Application areas"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pplication areas</text:p>
          </draw:text-box>
        </draw:frame>
        <draw:frame draw:name="Marcador de contenido 2" presentation:style-name="pr4" draw:layer="layout" svg:width="23.494cm" svg:height="12.567cm" svg:x="1.27cm" svg:y="4.022cm" presentation:class="outline" presentation:user-transformed="true">
          <draw:text-box>
            <text:list text:style-name="L3">
              <text:list-item>
                <text:p>Storage</text:p>
              </text:list-item>
              <text:list-item>
                <text:p>Level compression</text:p>
              </text:list-item>
              <text:list-item>
                <text:p>Data compression</text:p>
              </text:list-item>
              <text:list-item>
                <text:p>Enhancement</text:p>
              </text:list-item>
              <text:list-item>
                <text:p>Effects and transformations</text:p>
              </text:list-item>
              <text:list-item>
                <text:p>Synthesis</text:p>
              </text:list-item>
              <text:list-item>
                <text:p>Description</text:p>
              </text:list-item>
            </text:list>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UPF-master" presentation:presentation-page-layout-name="AL3T1">
        <draw:frame presentation:style-name="pr5" draw:layer="layout" svg:width="22.859cm" svg:height="11.049cm" svg:x="1.27cm" svg:y="4.457cm" presentation:class="outline">
          <draw:text-box>
            <text:list text:style-name="L3">
              <text:list-item>
                <text:p><text:s/>Sound recording and reproduction is an electrical or mechanical inscription and re-creation of sound waves. </text:p>
              </text:list-item>
              <text:list-item>
                <text:p><text:s/>The two main classes of sound recording technologies are analog recording and digital recording.</text:p>
              </text:list-item>
            </text:list>
          </draw:text-box>
        </draw:frame>
        <draw:frame draw:name="Título 1" presentation:style-name="pr1" draw:layer="layout" svg:width="22.859cm" svg:height="3.181cm" svg:x="1.271cm" svg:y="0.568cm" presentation:class="title" presentation:user-transformed="true">
          <draw:text-box>
            <text:p>Application: Storage</text:p>
          </draw:text-box>
        </draw:frame>
        <presentation:notes draw:style-name="dp2">
          <draw:page-thumbnail draw:style-name="gr2"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Application: Level compression"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pplication: Level compression</text:p>
          </draw:text-box>
        </draw:frame>
        <draw:frame draw:name="Marcador de contenido 2" presentation:style-name="pr4" draw:layer="layout" svg:width="23.494cm" svg:height="12.567cm" svg:x="1.27cm" svg:y="4.022cm" presentation:class="outline" presentation:user-transformed="true">
          <draw:text-box>
            <text:list text:style-name="L3">
              <text:list-item>
                <text:p>Dynamic range compression, also called DRC or simply compression, is a process that reduces the dynamic range <text:s/>of an audio signal, that is, narrows the difference between high and low audio levels or volumes. <text:line-break/></text:p>
              </text:list-item>
              <text:list-item>
                <text:p>Compression is commonly used during sound recording, live sound reinforcement, and broadcasting.</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Application: Data compression" draw:style-name="dp1" draw:master-page-name="UPF-master" presentation:presentation-page-layout-name="AL2T11">
        <draw:frame draw:name="Título 1" presentation:style-name="pr1" draw:layer="layout" svg:width="22.855cm" svg:height="3.181cm" svg:x="0.899cm" svg:y="0.321cm" presentation:class="title" presentation:user-transformed="true">
          <draw:text-box>
            <text:p>Application: Data compression</text:p>
          </draw:text-box>
        </draw:frame>
        <draw:frame draw:name="Marcador de contenido 2" presentation:style-name="pr4" draw:layer="layout" svg:width="23.494cm" svg:height="13.928cm" svg:x="1.27cm" svg:y="3.598cm" presentation:class="outline" presentation:user-transformed="true">
          <draw:text-box>
            <text:list text:style-name="L3">
              <text:list-item>
                <text:p>Designed to reduce the transmission bandwidth requirement of digital audio streams and the storage size of audio files. </text:p>
              </text:list-item>
              <text:list-item>
                <text:p>Optimized audio lossless and lossy algorithms have been created. Lossy algorithms provide greater compression rates and are used in mainstream consumer audio devices.</text:p>
              </text:list-item>
              <text:list-item>
                <text:p>In both lossy and lossless compression, information redundancy is reduced, using methods such as coding, pattern recognition and linear prediction to reduce the amount of information used to represent the uncompressed data.</text:p>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Application: Enhancement"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Enhancement</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Filtering</text:p>
              </text:list-item>
              <text:list-item>
                <text:p>Equalization</text:p>
              </text:list-item>
              <text:list-item>
                <text:p>Noise cancellation</text:p>
              </text:list-item>
              <text:list-item>
                <text:p>Echo or reverb removal</text:p>
              </text:list-item>
              <text:list-item>
                <text:p>…</text:p>
              </text:list-item>
            </text:list>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Application: Effects"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Transformations</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Echo, Reverb</text:p>
              </text:list-item>
              <text:list-item>
                <text:p>Flanger, Phaser, Chorus</text:p>
              </text:list-item>
              <text:list-item>
                <text:p>Pitch shift</text:p>
              </text:list-item>
              <text:list-item>
                <text:p>Time stretching</text:p>
              </text:list-item>
              <text:list-item>
                <text:p>Voice effects</text:p>
              </text:list-item>
              <text:list-item>
                <text:p>3D audio effects</text:p>
              </text:list-item>
              <text:list-item>
                <text:p>Morphing</text:p>
              </text:list-item>
            </text:list>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Application: Synthesis"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Synthesis</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Additive synthesis</text:p>
              </text:list-item>
              <text:list-item>
                <text:p>Subtractive synthesis</text:p>
              </text:list-item>
              <text:list-item>
                <text:p>Granular synthesis</text:p>
              </text:list-item>
              <text:list-item>
                <text:p>Non-linear synthesis: FM, Waveshaping</text:p>
              </text:list-item>
              <text:list-item>
                <text:p>Sampling and Spectral synthesis</text:p>
              </text:list-item>
              <text:list-item>
                <text:p>Physical modeling</text:p>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Application: Description" draw:style-name="dp1" draw:master-page-name="UPF-master" presentation:presentation-page-layout-name="AL2T11">
        <draw:frame draw:name="Título 1" presentation:style-name="pr7" draw:text-style-name="P4" draw:layer="layout" svg:width="22.855cm" svg:height="3.174cm" svg:x="0.899cm" svg:y="0.324cm" presentation:class="title" presentation:user-transformed="true">
          <draw:text-box>
            <text:p>Application: Description</text:p>
          </draw:text-box>
        </draw:frame>
        <draw:frame draw:name="Marcador de contenido 2" presentation:style-name="pr3" draw:text-style-name="P4" draw:layer="layout" svg:width="23.494cm" svg:height="12.99cm" svg:x="1.27cm" svg:y="3.598cm" presentation:class="outline" presentation:user-transformed="true">
          <draw:text-box>
            <text:list text:style-name="L3">
              <text:list-item>
                <text:p>Low-level: <text:s/>loudness, timbre, pitch, ..</text:p>
              </text:list-item>
              <text:list-item>
                <text:p>Mid-level: rhythm, harmony, melody, …</text:p>
              </text:list-item>
              <text:list-item>
                <text:p>High-level: genre, emotions, similarity, …</text:p>
              </text:list-item>
            </text:list>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UPF-master" presentation:presentation-page-layout-name="AL3T1">
        <draw:frame presentation:style-name="pr8" draw:layer="layout" svg:width="22.859cm" svg:height="3.18cm" svg:x="1.27cm" svg:y="0.759cm" presentation:class="title">
          <draw:text-box>
            <text:p>References</text:p>
          </draw:text-box>
        </draw:frame>
        <draw:frame presentation:style-name="pr5" draw:text-style-name="P5" draw:layer="layout" svg:width="22.859cm" svg:height="11.049cm" svg:x="1.27cm" svg:y="4.457cm" presentation:class="outline">
          <draw:text-box>
            <text:list text:style-name="L3">
              <text:list-item>
                <text:p text:style-name="P5"><text:span text:style-name="T4"><text:a xlink:href="https://en.wikipedia.org/wiki/Audio_signal_processing" xlink:type="simple">https://en.wikipedia.org/wiki/Audio_signal_processing</text:a></text:span></text:p>
              </text:list-item>
              <text:list-item>
                <text:p text:style-name="P5"><text:span text:style-name="T4">Davide Rocchesso, 2003. </text:span><text:span text:style-name="T5">Introduction to Sound Processing.</text:span><text:span text:style-name="T4"> </text:span><text:span text:style-name="T4"><text:a xlink:href="http://www.theassayer.org/cgi-bin/asbook.cgi?book=522" xlink:type="simple">http://www.theassayer.org/cgi-bin/asbook.cgi?book=522</text:a></text:span></text:p>
              </text:list-item>
              <text:list-item>
                <text:p text:style-name="P5"><text:span text:style-name="T4"/></text:p>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UPF-master" presentation:presentation-page-layout-name="AL3T1">
        <draw:frame presentation:style-name="pr9" draw:layer="layout" svg:width="22.859cm" svg:height="3.18cm" svg:x="1.27cm" svg:y="0.759cm" presentation:class="title">
          <draw:text-box>
            <text:p>Credits</text:p>
          </draw:text-box>
        </draw:frame>
        <draw:frame presentation:style-name="pr5" draw:text-style-name="P6" draw:layer="layout" svg:width="22.859cm" svg:height="11.049cm" svg:x="1.27cm" svg:y="4.457cm" presentation:class="outline" presentation:user-transformed="true">
          <draw:text-box>
            <text:p>All the slides of this presentation are released under an <text:a xlink:href="http://creativecommons.org/licenses/by-nc-sa/3.0/es/deed.en" xlink:type="simple">Attribution-Noncommercial-Share Alike license</text:a>.</text:p>
          </draw:text-box>
        </draw:frame>
        <presentation:notes draw:style-name="dp2">
          <draw:page-thumbnail draw:style-name="gr2"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SimSun" style:font-family-generic-asian="system" style:font-pitch-asian="variable" style:font-size-asian="18pt" style:font-family-complex="'Lucida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SimSun"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fo:font-family="Arial" style:font-family-generic="roman" style:font-pitch="variable" fo:font-size="29.1000003814697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9.9000015258789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9-24T16:26:52</dc:date>
    <dc:creator>xavier serra</dc:creator>
    <meta:generator>LibreOffice/4.0.5.2$MacOSX_x86 LibreOffice_project/5464147a081647a250913f19c0715bca595af2f</meta:generator>
    <meta:editing-duration>P1DT2H21M31S</meta:editing-duration>
    <meta:editing-cycles>11</meta:editing-cycles>
    <meta:document-statistic meta:object-count="76"/>
  </office:meta>
</office:document-meta>
</file>